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f9ce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859440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fc2e5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88265f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689865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859440" officeooo:paragraph-rsid="00859440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c26f9" officeooo:paragraph-rsid="00725c6a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88265f" officeooo:paragraph-rsid="0088265f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text-properties style:font-name="DejaVu Sans Condensed" fo:font-size="12pt" officeooo:rsid="006bf369" officeooo:paragraph-rsid="006bf369" style:font-size-asian="12pt" style:font-size-complex="12pt"/>
    </style:style>
    <style:style style:name="P13" style:family="paragraph" style:parent-style-name="Standard" style:list-style-name="L8">
      <style:text-properties style:font-name="DejaVu Sans Condensed" fo:font-size="12pt" officeooo:rsid="007b47b9" officeooo:paragraph-rsid="007b47b9" style:font-size-asian="12pt" style:font-size-complex="12pt"/>
    </style:style>
    <style:style style:name="P14" style:family="paragraph" style:parent-style-name="Standard" style:list-style-name="L8">
      <style:text-properties style:font-name="DejaVu Sans Condensed" fo:font-size="12pt" officeooo:rsid="00179cd7" officeooo:paragraph-rsid="003fdc03" style:font-size-asian="12pt" style:font-size-complex="12pt"/>
    </style:style>
    <style:style style:name="P15" style:family="paragraph" style:parent-style-name="Standard">
      <style:text-properties style:font-name="DejaVu Sans Condensed" fo:font-size="12pt" officeooo:rsid="0056e0bb" officeooo:paragraph-rsid="003fdc03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officeooo:rsid="0063096a" officeooo:paragraph-rsid="00878110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rsid="0047431d" officeooo:paragraph-rsid="00725c6a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" officeooo:paragraph-rsid="00725c6a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6c24f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fdc03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officeooo:paragraph-rsid="003fdc03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rsid="0044b6ed" officeooo:paragraph-rsid="0044b6e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rsid="0043785f" officeooo:paragraph-rsid="003fdc03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officeooo:rsid="007188e3" officeooo:paragraph-rsid="007188e3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4a6a63" officeooo:paragraph-rsid="004a6a63" style:font-weight-asian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officeooo:rsid="0043c85d" officeooo:paragraph-rsid="003fdc03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rsid="00708cb8" officeooo:paragraph-rsid="00708cb8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3fdc03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75582" officeooo:paragraph-rsid="00775582" style:font-size-asian="12pt" style:font-weight-asian="normal" style:font-size-complex="12pt" style:font-weight-complex="normal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31" style:family="paragraph" style:parent-style-name="Standard" style:list-style-name="WWNum1">
      <style:paragraph-properties fo:margin-left="0.75in" fo:margin-right="0in" fo:text-align="start" style:justify-single-word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text-align="start" style:justify-single-word="false" fo:text-indent="-0.25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8ee85" style:font-weight-asian="bold" style:font-weight-complex="bold"/>
    </style:style>
    <style:style style:name="T3" style:family="text">
      <style:text-properties style:text-line-through-style="none" style:text-line-through-type="none" fo:font-size="12pt" style:text-underline-style="none" fo:font-weight="bold" officeooo:rsid="003fdc03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fo:font-size="12pt" style:text-underline-style="none" fo:font-weight="normal" officeooo:rsid="003fdc03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style:text-underline-style="none" fo:font-weight="bold" style:font-weight-asian="bold" style:font-name-complex="DejaVu Sans Condensed2" style:font-weight-complex="bold"/>
    </style:style>
    <style:style style:name="T6" style:family="text">
      <style:text-properties style:text-line-through-style="none" style:text-line-through-type="none" style:font-name="DejaVu Sans Condensed1" style:text-underline-style="none" fo:font-weight="normal" style:font-weight-asian="normal" style:font-name-complex="DejaVu Sans Condensed2" style:font-weight-complex="normal"/>
    </style:style>
    <style:style style:name="T7" style:family="text">
      <style:text-properties officeooo:rsid="0048ee85"/>
    </style:style>
    <style:style style:name="T8" style:family="text">
      <style:text-properties officeooo:rsid="005487b6"/>
    </style:style>
    <style:style style:name="T9" style:family="text">
      <style:text-properties officeooo:rsid="0057747f"/>
    </style:style>
    <style:style style:name="T10" style:family="text">
      <style:text-properties officeooo:rsid="006bf369"/>
    </style:style>
    <style:style style:name="T11" style:family="text">
      <style:text-properties officeooo:rsid="004e1a5e"/>
    </style:style>
    <style:style style:name="T12" style:family="text">
      <style:text-properties officeooo:rsid="00708cb8"/>
    </style:style>
    <style:style style:name="T13" style:family="text">
      <style:text-properties officeooo:rsid="00428d9e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41f4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428d9e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6c24f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fdc03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3785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1028a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878110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541f4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725c6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73fe7c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70e9fa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6c24f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6fc042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428d9e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3785f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1028a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fdc03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c26e0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440de1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60e079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43c85d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51972d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6ebef6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6e0b3a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878110" style:font-size-asian="12pt" style:font-weight-asian="normal" style:font-size-complex="12pt" style:font-weight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font-size="12pt" officeooo:rsid="00428d9e" style:font-size-asian="12pt" style:font-size-complex="12pt"/>
    </style:style>
    <style:style style:name="T43" style:family="text">
      <style:text-properties fo:font-size="12pt" officeooo:rsid="004387ab" style:font-size-asian="12pt" style:font-size-complex="12pt"/>
    </style:style>
    <style:style style:name="T44" style:family="text">
      <style:text-properties officeooo:rsid="007b47b9"/>
    </style:style>
    <style:style style:name="T45" style:family="text">
      <style:text-properties officeooo:rsid="007d7d55"/>
    </style:style>
    <style:style style:name="T46" style:family="text">
      <style:text-properties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47" style:family="text">
      <style:text-properties style:font-name="DejaVu Sans Condensed" fo:font-size="12pt" fo:font-weight="bold" officeooo:rsid="007514fe" style:font-size-asian="12pt" style:font-weight-asian="bold" style:font-size-complex="12pt" style:font-weight-complex="bold"/>
    </style:style>
    <style:style style:name="T48" style:family="text">
      <style:text-properties style:font-name="DejaVu Sans Condensed" fo:font-size="12pt" fo:font-weight="bold" officeooo:rsid="005822d0" style:font-size-asian="12pt" style:font-weight-asian="bold" style:font-size-complex="12pt" style:font-weight-complex="bold"/>
    </style:style>
    <style:style style:name="T49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50" style:family="text">
      <style:text-properties style:font-name="DejaVu Sans Condensed" fo:font-size="12pt" fo:font-weight="bold" officeooo:rsid="008260ad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43c85d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859440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689865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4387ab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fo:font-weight="bold" officeooo:rsid="00888579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normal" officeooo:rsid="0043c85d" style:font-size-asian="12pt" style:font-weight-asian="normal" style:font-size-complex="12pt" style:font-weight-complex="normal"/>
    </style:style>
    <style:style style:name="T57" style:family="text">
      <style:text-properties style:font-name="DejaVu Sans Condensed" fo:font-size="12pt" fo:font-weight="normal" officeooo:rsid="00689865" style:font-size-asian="12pt" style:font-weight-asian="normal" style:font-size-complex="12pt" style:font-weight-complex="normal"/>
    </style:style>
    <style:style style:name="T58" style:family="text">
      <style:text-properties style:font-name="DejaVu Sans Condensed" fo:font-size="12pt" fo:font-weight="normal" officeooo:rsid="00880329" style:font-size-asian="12pt" style:font-weight-asian="normal" style:font-size-complex="12pt" style:font-weight-complex="normal"/>
    </style:style>
    <style:style style:name="T59" style:family="text">
      <style:text-properties style:font-name="DejaVu Sans Condensed" fo:font-size="12pt" fo:font-weight="normal" officeooo:rsid="004387ab" style:font-size-asian="12pt" style:font-weight-asian="normal" style:font-size-complex="12pt" style:font-weight-complex="normal"/>
    </style:style>
    <style:style style:name="T60" style:family="text">
      <style:text-properties style:font-name="DejaVu Sans Condensed" fo:font-size="12pt" fo:font-weight="normal" officeooo:rsid="0088265f" style:font-size-asian="12pt" style:font-weight-asian="normal" style:font-size-complex="12pt" style:font-weight-complex="normal"/>
    </style:style>
    <style:style style:name="T61" style:family="text">
      <style:text-properties style:font-name="DejaVu Sans Condensed" fo:font-size="12pt" fo:font-weight="normal" officeooo:rsid="00671308" style:font-size-asian="12pt" style:font-weight-asian="normal" style:font-size-complex="12pt" style:font-weight-complex="normal"/>
    </style:style>
    <style:style style:name="T62" style:family="text">
      <style:text-properties style:font-name="DejaVu Sans Condensed1" style:font-name-complex="DejaVu Sans Condens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6">3</text:span><text:span text:style-name="T47">0</text:span><text:span text:style-name="T48">1</text:span><text:span text:style-name="T49"> - </text:span><text:span text:style-name="T46">Flight - </text:span><text:span text:style-name="T49">Takeoff, </text:span><text:span text:style-name="T55">Landing</text:span></text:p>
      <text:p text:style-name="P1"/>
      <text:p text:style-name="P2">Takeoff</text:p>
      <text:list xml:id="list1866461239" text:style-name="L6">
        <text:list-item>
          <text:p text:style-name="P28">Check <text:span text:style-name="T1">canopy closed</text:span>, <text:span text:style-name="T1">speedbrakes closed</text:span>.</text:p>
        </text:list-item>
        <text:list-item>
          <text:p text:style-name="P28">Taxi to takeoff position, <text:span text:style-name="T10">b</text:span><text:span text:style-name="T11">rakes will hold full mil power.</text:span></text:p>
        </text:list-item>
        <text:list-item>
          <text:p text:style-name="P28">Take off with <text:span text:style-name="T1">full afterburner</text:span>.</text:p>
        </text:list-item>
        <text:list-item>
          <text:p text:style-name="P28"><text:span text:style-name="T7">Rotate around </text:span><text:span text:style-name="T2">130 kts</text:span><text:span text:style-name="T7">. <text:s/></text:span>Put <text:span text:style-name="T1">inverted T symbol on horizon</text:span> for 13 degree pitch up to avoid tailstrike.</text:p>
        </text:list-item>
        <text:list-item>
          <text:p text:style-name="P28">Gear up before <text:span text:style-name="T1">260 kts</text:span>.</text:p>
        </text:list-item>
        <text:list-item>
          <text:p text:style-name="P21"><text:span text:style-name="T3">Best climb speed</text:span><text:span text:style-name="T4"> is </text:span><text:span text:style-name="T3">0.80 Mach (heavy)</text:span><text:span text:style-name="T4"> to </text:span><text:span text:style-name="T3">0.90 Mach (clean)</text:span><text:span text:style-name="T4">.</text:span></text:p>
        </text:list-item>
      </text:list>
      <text:list xml:id="list654662983" text:style-name="L7">
        <text:list-item>
          <text:list>
            <text:list-item>
              <text:p text:style-name="P29">Mach shows on HUD once you're over Mach 0.60.</text:p>
            </text:list-item>
          </text:list>
        </text:list-item>
      </text:list>
      <text:p text:style-name="P3"/>
      <text:p text:style-name="P15"><text:span text:style-name="T5">Landing</text:span></text:p>
      <text:list xml:id="list2534373429" text:style-name="WWNum1">
        <text:list-item>
          <text:p text:style-name="P30"><text:span text:style-name="T5">PCA</text:span><text:span text:style-name="T6"> ... </text:span><text:span text:style-name="T5">APP</text:span><text:span text:style-name="T6"> (approach) (panel above left knee), shows yellow "S".</text:span></text:p>
        </text:list-item>
        <text:list-item>
          <text:p text:style-name="P30"><text:span text:style-name="T6">To use precision blind approach system with airport outline: -- WIP</text:span></text:p>
          <text:list>
            <text:list-item>
              <text:p text:style-name="P31"><text:span text:style-name="T6">Tune ILS to airport ILS frequency.</text:span></text:p>
            </text:list-item>
            <text:list-item>
              <text:p text:style-name="P31"><text:span text:style-name="T6">Set altimeter to airport QFE??</text:span></text:p>
            </text:list-item>
            <text:list-item>
              <text:p text:style-name="P31"><text:span text:style-name="T6">If you already have a waypoint at the airport, that should be all you need. <text:s/>If you don't have a waypoint:</text:span></text:p>
              <text:list>
                <text:list-item>
                  <text:p text:style-name="P32"><text:span text:style-name="T62">Select a blank (all zeros) waypoint as PREP waypoint.</text:span></text:p>
                </text:list-item>
                <text:list-item>
                  <text:p text:style-name="P32"><text:span text:style-name="T62">Set INS mode knob to CP/PD (cap désiré/pente désirée, desired heading and glideslope)</text:span></text:p>
                </text:list-item>
                <text:list-item>
                  <text:p text:style-name="P32"><text:span text:style-name="T62">Left numbers are CP, right numbers are PD. <text:s/>Enter true (not magnetic) runway heading for CP, and 3.0 for PD (standard 3 degree glideslope)</text:span></text:p>
                </text:list-item>
                <text:list-item>
                  <text:p text:style-name="P32"><text:span text:style-name="T62">Select current PREP waypoint as DEST.</text:span></text:p>
                </text:list-item>
              </text:list>
            </text:list-item>
          </text:list>
        </text:list-item>
        <text:list-item>
          <text:p text:style-name="P30"><text:span text:style-name="T6">Under </text:span><text:span text:style-name="T5">230 kts</text:span><text:span text:style-name="T6">, put down landing gear.</text:span></text:p>
        </text:list-item>
        <text:list-item>
          <text:p text:style-name="P30"><text:span text:style-name="T6">Put velocity vector where you want to land.</text:span></text:p>
        </text:list-item>
        <text:list-item>
          <text:p text:style-name="P30"><text:span text:style-name="T6">Throttle as needed to keep accel. chevrons within the approach AOA brackets, about 150-160 kts.</text:span></text:p>
        </text:list-item>
        <text:list-item>
          <text:p text:style-name="P30"><text:span text:style-name="T6">Pitch trim as needed to keep velocity vector in AOA brackets, about 14 degrees.</text:span></text:p>
        </text:list-item>
        <text:list-item>
          <text:p text:style-name="P30"><text:span text:style-name="T6">Maintain AOA on landing for aerobraking.</text:span></text:p>
        </text:list-item>
        <text:list-item>
          <text:p text:style-name="P30"><text:span text:style-name="T6">At 110 kts press </text:span><text:span text:style-name="T5">Autopilot Standby Mode</text:span><text:span text:style-name="T6"> (</text:span><text:span text:style-name="T5">Lower Gray Button</text:span><text:span text:style-name="T6">) to reset trim and allow nosewheel to come down. <text:s/></text:span><text:span text:style-name="T5">If you don't press the button</text:span><text:span text:style-name="T6">, you'll get a </text:span><text:span text:style-name="T5">Master Caution light and beep</text:span><text:span text:style-name="T6">. <text:s/>Press the Autopilot Standby Mode button at any time to clear the caution.</text:span></text:p>
        </text:list-item>
        <text:list-item>
          <text:p text:style-name="P30"><text:span text:style-name="T6">Apply brakes, retract speedbrake, engage NWS under 40 kts.</text:span>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2H16M16S</meta:editing-duration>
    <meta:editing-cycles>103</meta:editing-cycles>
    <meta:generator>LibreOffice/7.0.3.1$Windows_X86_64 LibreOffice_project/d7547858d014d4cf69878db179d326fc3483e082</meta:generator>
    <dc:date>2022-07-17T12:33:44.039000000</dc:date>
    <meta:document-statistic meta:table-count="0" meta:image-count="0" meta:object-count="0" meta:page-count="1" meta:paragraph-count="26" meta:word-count="305" meta:character-count="1671" meta:non-whitespace-character-count="1410"/>
  </office:meta>
</office:document-meta>
</file>